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padding="0.035cm" fo:border="0.26pt solid #d9d9e3"/>
    </style:style>
    <style:style style:name="P3" style:family="paragraph" style:parent-style-name="Text_20_body">
      <style:paragraph-properties fo:margin-top="0cm" fo:margin-bottom="0cm" loext:contextual-spacing="false" fo:padding="0.035cm" fo:border="0.26pt solid #d9d9e3"/>
      <style:text-properties style:font-name="Arial1" fo:font-size="12pt" style:font-size-asian="12pt" style:font-size-complex="12pt"/>
    </style:style>
    <style:style style:name="P4" style:family="paragraph" style:parent-style-name="Text_20_body">
      <style:paragraph-properties fo:padding="0.035cm" fo:border="0.26pt solid #d9d9e3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1" fo:font-size="14pt" fo:font-weight="normal" style:font-name-asian="Arial2" style:font-size-asian="14pt" style:font-weight-asian="normal" style:font-name-complex="Arial2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</style:style>
    <style:style style:name="T1" style:family="text">
      <style:text-properties style:use-window-font-color="true" style:font-name="Arial1" fo:font-size="14pt" fo:font-weight="bold" style:font-name-asian="Arial2" style:font-size-asian="14pt" style:font-weight-asian="bold" style:font-name-complex="Arial2"/>
    </style:style>
    <style:style style:name="T2" style:family="text">
      <style:text-properties style:use-window-font-color="true" style:font-name="Arial1" fo:font-size="12pt" style:font-name-asian="Arial2" style:font-size-asian="12pt" style:font-name-complex="Arial2" style:font-size-complex="12pt" loext:padding="0.035cm" loext:border="0.26pt solid #d9d9e3"/>
    </style:style>
    <style:style style:name="T3" style:family="text">
      <style:text-properties style:use-window-font-color="true" style:font-name="Arial1" fo:font-size="12pt" fo:font-weight="normal" style:font-name-asian="Arial2" style:font-size-asian="12pt" style:font-weight-asian="normal" style:font-name-complex="Arial2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2pt" style:font-size-asian="12pt" style:font-size-complex="12pt" loext:padding="0.035cm" loext:border="0.2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equisitos Funcionais</text:span></text:p>
      <text:p text:style-name="P6"/>
      <text:p text:style-name="P1"><text:span text:style-name="Strong_20_Emphasis"><text:span text:style-name="T2">1- Autenticação e Controle de Acesso:</text:span></text:span></text:p>
      <text:p text:style-name="P2"><text:span text:style-name="T4">O sistema deve exigir autenticação para acesso às funcionalidades.</text:span></text:p>
      <text:p text:style-name="P2"><text:span text:style-name="T4">Deve haver dois tipos de usuários: administradores e usuários comuns.</text:span></text:p>
      <text:p text:style-name="P2"><text:span text:style-name="T4">Apenas administradores têm permissão para cadastrar novos usuários.</text:span></text:p>
      <text:p text:style-name="P3"/>
      <text:p text:style-name="P4"><text:span text:style-name="Strong_20_Emphasis"><text:span text:style-name="T5">2- Cadastro de Usuários (Administradores):</text:span></text:span></text:p>
      <text:p text:style-name="P2"><text:span text:style-name="T4">Os administradores podem cadastrar novos usuários.</text:span></text:p>
      <text:p text:style-name="P2"><text:span text:style-name="T4">O cadastro de usuários deve incluir informações como nome, idade, sexo.</text:span></text:p>
      <text:p text:style-name="P2"><text:span text:style-name="T4">Os administradores podem associar até dois tipos de livros preferidos a cada usuário.</text:span></text:p>
      <text:p text:style-name="P2"><text:span text:style-name="T4">Os tipos de livros preferidos são previamente cadastrados e incluem: romance, ficção e técnico.</text:span></text:p>
      <text:p text:style-name="P3"/>
      <text:p text:style-name="P4"><text:span text:style-name="Strong_20_Emphasis"><text:span text:style-name="T5">3- Cadastro de Livros (Usuários Comuns):</text:span></text:span></text:p>
      <text:p text:style-name="P2"><text:span text:style-name="T4">Usuários comuns podem cadastrar livros lidos no sistema.</text:span></text:p>
      <text:p text:style-name="P2"><text:span text:style-name="T4">As informações mínimas do livro incluem título, autor e tipo (romance, ficção, técnico).</text:span></text:p>
      <text:p text:style-name="P2"><text:span text:style-name="T4">Ao cadastrar um livro, o usuário comum deve atribuir uma nota de 0 a 10 para indicar o quanto gostou do livro.</text:span></text:p>
      <text:p text:style-name="P3"/>
      <text:p text:style-name="P4"><text:span text:style-name="Strong_20_Emphasis"><text:span text:style-name="T5">4- Visualização de Livros (Usuários Comuns):</text:span></text:span></text:p>
      <text:p text:style-name="P2"><text:span text:style-name="T4">Usuários comuns podem visualizar a lista completa de livros cadastrados por todos os usuários do sistema.</text:span></text:p>
      <text:p text:style-name="P2"><text:span text:style-name="T4">A lista deve ser ordenada de acordo com a média das notas recebidas pelos livros.</text:span></text:p>
      <text:p text:style-name="P2"><text:span text:style-name="T4">Em caso de empate na média das notas, os livros com mais avaliações devem aparecer primeiro.</text:span></text:p>
      <text:p text:style-name="P2"><text:span text:style-name="T4">Se houver empate novamente, o desempate deve ser feito pelo título do livro.</text:span></text:p>
      <text:p text:style-name="P3"/>
      <text:p text:style-name="P4"><text:span text:style-name="Strong_20_Emphasis"><text:span text:style-name="T5">5- Cadastrar Usuários Administradores (Pré-cadastro):</text:span></text:span></text:p>
      <text:p text:style-name="P2"><text:span text:style-name="T4">Usuários administradores devem ser cadastrados diretamente na base de dados antes do uso do sistema.</text:span></text:p>
      <text:p text:style-name="P2"><text:span text:style-name="T4">O pré-cadastro de administradores é essencial para garantir o controle de acesso ao sistema.</text:span></text:p>
      <text:p text:style-name="P3"/>
      <text:p text:style-name="P4"><text:span text:style-name="Strong_20_Emphasis"><text:span text:style-name="T5">6- Controle de Concorrência:</text:span></text:span></text:p>
      <text:p text:style-name="P2"><text:span text:style-name="T4">O sistema deve implementar mecanismos para garantir a consistência dos dados em caso de acesso simultâneo.</text:span></text:p>
      <text:p text:style-name="P3"/>
      <text:p text:style-name="P4"><text:soft-page-break/><text:span text:style-name="Strong_20_Emphasis"><text:span text:style-name="T5">7- Segurança:</text:span></text:span></text:p>
      <text:p text:style-name="P2"><text:span text:style-name="T4">As informações de autenticação e dados sensíveis devem ser armazenadas de forma segura.</text:span></text:p>
      <text:p text:style-name="P2"><text:span text:style-name="T4">O sistema deve utilizar práticas seguras para proteger contra acessos não autorizados.</text:span></text:p>
      <text:p text:style-name="P3"/>
      <text:p text:style-name="P4"><text:span text:style-name="Strong_20_Emphasis"><text:span text:style-name="T5">8- Integração com Banco de Dados:</text:span></text:span></text:p>
      <text:p text:style-name="P2"><text:span text:style-name="T4">O sistema deve ser capaz de se integrar ao MySQL ou PostgreSQL para armazenar e recuperar dados de usuários e livros.</text:span></text:p>
      <text:p text:style-name="P3"/>
      <text:p text:style-name="P4"><text:span text:style-name="Strong_20_Emphasis"><text:span text:style-name="T5">9- Feedback ao Usuário:</text:span></text:span></text:p>
      <text:p text:style-name="P2"><text:span text:style-name="T4">O sistema deve fornecer feedback claro e informativo durante todas as interações, como confirmações de cadastro e mensagens de erro.</text:span></text:p>
      <text:p text:style-name="P3"/>
      <text:p text:style-name="P4"><text:span text:style-name="Strong_20_Emphasis"><text:span text:style-name="T5">10- Logs e Auditoria:</text:span></text:span></text:p>
      <text:p text:style-name="P4"><text:span text:style-name="T4">O sistema deve manter registros (logs) das atividades realizadas, incluindo autenticações, cadastros e alterações nos dado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Calibri" fo:font-family="Calibri" style:font-family-generic="roman" style:font-pitch="variable" fo:font-size="11pt" fo:language="en" fo:country="US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6T15:44:38</meta:creation-date>
    <dc:language>pt-BR</dc:language>
    <dc:date>2023-11-26T16:35:12</dc:date>
    <meta:editing-cycles>2</meta:editing-cycles>
    <meta:editing-duration>PT39M</meta:editing-duration>
    <meta:generator>Trio_Office/6.2.8.2$Windows_x86 LibreOffice_project/</meta:generator>
    <meta:document-statistic meta:table-count="0" meta:image-count="0" meta:object-count="0" meta:page-count="2" meta:paragraph-count="33" meta:word-count="351" meta:character-count="2310" meta:non-whitespace-character-count="1992"/>
  </office:meta>
</office:document-meta>
</file>